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2" style:family="graphic" style:parent-style-name="standard">
      <style:graphic-properties svg:stroke-color="#333333" draw:fill="solid" draw:fill-color="#000000" draw:textarea-horizontal-align="justify" draw:textarea-vertical-align="middle" draw:auto-grow-height="false" fo:min-height="0cm" fo:min-width="0cm"/>
    </style:style>
    <style:style style:name="gr3"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4" style:family="graphic" style:parent-style-name="standard">
      <style:graphic-properties svg:stroke-color="#333333"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fo:min-height="2.671cm"/>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svg:stroke-color="#333333" draw:fill="solid" draw:fill-color="#cccccc" draw:textarea-vertical-align="middle"/>
    </style:style>
    <style:style style:name="gr11" style:family="graphic" style:parent-style-name="standard">
      <style:graphic-properties svg:stroke-color="#333333" draw:fill="solid" draw:fill-color="#ffffff" draw:textarea-horizontal-align="justify" draw:textarea-vertical-align="middle" draw:auto-grow-height="false" fo:min-height="0cm" fo:min-width="0cm" fo:wrap-option="wrap"/>
    </style:style>
    <style:style style:name="gr12" style:family="graphic" style:parent-style-name="standard">
      <style:graphic-properties draw:stroke="none" svg:stroke-color="#000000" draw:fill="none" draw:fill-color="#ffffff" fo:min-height="6.945cm"/>
    </style:style>
    <style:style style:name="gr13" style:family="graphic" style:parent-style-name="standard">
      <style:graphic-properties draw:fill="solid" draw:fill-color="#ffff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fo:min-height="1.576cm"/>
    </style:style>
    <style:style style:name="gr15" style:family="graphic" style:parent-style-name="standard">
      <style:graphic-properties draw:fill="solid" draw:fill-color="#808080"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fo:min-height="7.199cm"/>
    </style:style>
    <style:style style:name="gr17" style:family="graphic" style:parent-style-name="standard">
      <style:graphic-properties draw:fill="solid" draw:fill-color="#c0c0c0"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fo:min-height="7.194cm"/>
    </style:style>
    <style:style style:name="gr19" style:family="graphic" style:parent-style-name="standard">
      <style:graphic-properties draw:stroke="solid" svg:stroke-color="#000000" draw:fill="none" draw:fill-color="#ffffff" fo:min-height="2.671cm"/>
    </style:style>
    <style:style style:name="gr20" style:family="graphic" style:parent-style-name="standard">
      <style:graphic-properties draw:fill="solid" draw:fill-color="#000000" draw:textarea-horizontal-align="justify" draw:textarea-vertical-align="middle" draw:auto-grow-height="false" fo:min-height="0cm" fo:min-width="0cm"/>
    </style:style>
    <style:style style:name="gr21" style:family="graphic" style:parent-style-name="standard">
      <style:graphic-properties draw:stroke="none" svg:stroke-color="#000000" draw:fill="none" draw:fill-color="#ffffff" fo:min-height="3.252cm"/>
    </style:style>
    <style:style style:name="gr22" style:family="graphic" style:parent-style-name="standard">
      <style:graphic-properties draw:stroke="none" svg:stroke-color="#000000" draw:fill="none" draw:fill-color="#ffffff" fo:min-height="5.735cm"/>
    </style:style>
    <style:style style:name="gr23" style:family="graphic" style:parent-style-name="standard">
      <style:graphic-properties draw:stroke="none" svg:stroke-color="#000000" draw:fill="none" draw:fill-color="#ffffff" fo:min-height="3.889cm"/>
    </style:style>
    <style:style style:name="gr24" style:family="graphic" style:parent-style-name="standard">
      <style:graphic-properties draw:fill="solid" draw:fill-color="#808080" draw:opacity="50%" draw:opacity-name="" draw:textarea-horizontal-align="justify" draw:textarea-vertical-align="middle" draw:auto-grow-height="false" fo:min-height="0cm" fo:min-width="0cm"/>
    </style:style>
    <style:style style:name="gr25" style:family="graphic" style:parent-style-name="standard">
      <style:graphic-properties draw:stroke="none" svg:stroke-color="#000000" draw:fill="none" draw:fill-color="#ffffff" fo:min-height="3.055cm"/>
    </style:style>
    <style:style style:name="gr26" style:family="graphic" style:parent-style-name="standard">
      <style:graphic-properties draw:stroke="none" svg:stroke-color="#000000" draw:fill="none" draw:fill-color="#ffffff" fo:min-height="3.713cm"/>
    </style:style>
    <style:style style:name="gr27" style:family="graphic" style:parent-style-name="standard">
      <style:graphic-properties draw:stroke="none" svg:stroke-color="#000000" draw:fill="none" draw:fill-color="#ffffff" fo:min-height="3.056cm"/>
    </style:style>
    <style:style style:name="gr28" style:family="graphic" style:parent-style-name="standard">
      <style:graphic-properties draw:fill="solid" draw:fill-color="#cfe7f5" draw:textarea-horizontal-align="justify" draw:textarea-vertical-align="middle" draw:auto-grow-height="false" fo:min-height="0cm" fo:min-width="0cm"/>
    </style:style>
    <style:style style:name="gr29" style:family="graphic" style:parent-style-name="standard">
      <style:graphic-properties draw:stroke="none" svg:stroke-color="#000000" draw:fill="none" draw:fill-color="#ffffff" fo:min-height="23.88cm"/>
    </style:style>
    <style:style style:name="P1" style:family="paragraph">
      <style:paragraph-properties fo:text-align="end"/>
    </style:style>
    <style:style style:name="P2" style:family="paragraph">
      <style:paragraph-properties fo:text-align="end"/>
      <style:text-properties fo:color="#ffffff" fo:font-size="40pt"/>
    </style:style>
    <style:style style:name="P3" style:family="paragraph">
      <style:paragraph-properties fo:text-align="center"/>
    </style:style>
    <style:style style:name="P4" style:family="paragraph">
      <style:text-properties fo:font-size="40pt" style:font-size-asian="40pt" style:font-size-complex="40pt"/>
    </style:style>
    <style:style style:name="P5" style:family="paragraph">
      <style:paragraph-properties fo:text-align="center"/>
      <style:text-properties fo:font-size="40pt" style:font-size-asian="40pt" style:font-size-complex="40pt"/>
    </style:style>
    <style:style style:name="P6" style:family="paragraph">
      <style:paragraph-properties fo:text-align="start"/>
    </style:style>
    <style:style style:name="P7" style:family="paragraph">
      <style:paragraph-properties fo:text-align="start"/>
      <style:text-properties fo:font-size="20pt" style:font-size-asian="20pt" style:font-size-complex="20pt"/>
    </style:style>
    <style:style style:name="P8" style:family="paragraph">
      <style:paragraph-properties fo:text-align="start"/>
      <style:text-properties fo:font-size="24pt" style:font-size-asian="24pt" style:font-size-complex="24pt"/>
    </style:style>
    <style:style style:name="P9" style:family="paragraph">
      <style:paragraph-properties fo:text-align="start"/>
      <style:text-properties fo:font-size="44pt"/>
    </style:style>
    <style:style style:name="P10" style:family="paragraph">
      <style:paragraph-properties fo:text-align="start"/>
      <style:text-properties fo:font-size="40pt"/>
    </style:style>
    <style:style style:name="P11" style:family="paragraph">
      <style:paragraph-properties fo:text-align="center"/>
      <style:text-properties fo:font-size="40pt"/>
    </style:style>
    <style:style style:name="P12" style:family="paragraph">
      <style:paragraph-properties fo:text-align="start"/>
      <style:text-properties fo:font-size="40pt" style:font-size-asian="40pt" style:font-size-complex="40pt"/>
    </style:style>
    <style:style style:name="P13" style:family="paragraph">
      <style:text-properties fo:font-size="36pt"/>
    </style:style>
    <style:style style:name="P14" style:family="paragraph">
      <style:text-properties fo:font-size="32pt"/>
    </style:style>
    <style:style style:name="P15" style:family="paragraph">
      <style:paragraph-properties fo:text-align="start"/>
      <style:text-properties fo:font-size="28pt"/>
    </style:style>
    <style:style style:name="P16" style:family="paragraph">
      <style:text-properties fo:color="#0000ff" fo:font-size="40pt" style:text-underline-style="solid" style:text-underline-width="auto" style:text-underline-color="font-color" style:font-size-asian="16pt" style:font-size-complex="16pt"/>
    </style:style>
    <style:style style:name="P17" style:family="paragraph">
      <style:text-properties fo:color="#0000ff" fo:font-size="32pt" style:text-underline-style="solid" style:text-underline-width="auto" style:text-underline-color="font-color" style:font-size-asian="32pt" style:font-size-complex="32pt"/>
    </style:style>
    <style:style style:name="P18" style:family="paragraph">
      <style:text-properties fo:font-size="40pt"/>
    </style:style>
    <style:style style:name="P19" style:family="paragraph">
      <style:paragraph-properties fo:text-align="center"/>
      <style:text-properties fo:font-size="40pt" style:text-underline-style="solid" style:text-underline-width="auto" style:text-underline-color="font-color" style:font-size-asian="40pt" style:font-size-complex="40pt"/>
    </style:style>
    <style:style style:name="P20" style:family="paragraph">
      <style:paragraph-properties fo:text-align="start"/>
      <style:text-properties fo:font-size="40pt" style:text-underline-style="solid" style:text-underline-width="auto" style:text-underline-color="font-color" style:font-size-asian="40pt" style:font-size-complex="40pt"/>
    </style:style>
    <style:style style:name="T1" style:family="text">
      <style:text-properties fo:color="#ffffff" fo:font-size="40pt"/>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4pt" style:font-size-asian="24pt" style:font-size-complex="24pt"/>
    </style:style>
    <style:style style:name="T5" style:family="text">
      <style:text-properties fo:font-size="44pt"/>
    </style:style>
    <style:style style:name="T6" style:family="text">
      <style:text-properties fo:font-size="40pt"/>
    </style:style>
    <style:style style:name="T7" style:family="text">
      <style:text-properties fo:font-size="36pt"/>
    </style:style>
    <style:style style:name="T8" style:family="text">
      <style:text-properties fo:font-size="32pt"/>
    </style:style>
    <style:style style:name="T9" style:family="text">
      <style:text-properties fo:font-size="28pt"/>
    </style:style>
    <style:style style:name="T10" style:family="text">
      <style:text-properties fo:color="#0000ff" fo:font-size="32pt" style:text-underline-style="solid" style:text-underline-width="auto" style:text-underline-color="font-color" style:font-size-asian="32pt" style:font-size-complex="32pt"/>
    </style:style>
    <style:style style:name="T11" style:family="text">
      <style:text-properties fo:font-weight="bold" style:font-weight-asian="bold" style:font-weight-complex="bold"/>
    </style:style>
    <style:style style:name="T12" style:family="text">
      <style:text-properties fo:font-size="40pt" fo:font-weight="bold" style:font-size-asian="40pt" style:font-weight-asian="bold" style:font-size-complex="40pt" style:font-weight-complex="bold"/>
    </style:style>
    <style:style style:name="T13" style:family="text">
      <style:text-properties fo:color="#0000ff" fo:font-size="40pt" style:text-underline-style="solid" style:text-underline-width="auto" style:text-underline-color="font-color" fo:font-weight="bold" style:font-size-asian="40pt" style:font-weight-asian="bold" style:font-size-complex="40pt" style:font-weight-complex="bold"/>
    </style:style>
    <style:style style:name="T14" style:family="text">
      <style:text-properties fo:font-size="40pt" style:text-underline-style="solid" style:text-underline-width="auto" style:text-underline-color="font-color" style:font-size-asian="40pt" style:font-size-complex="40pt"/>
    </style:style>
    <style:style style:name="T15" style:family="text">
      <style:text-properties fo:font-size="40pt" style:text-underline-style="none" fo:font-weight="bold" style:font-size-asian="40pt" style:font-size-complex="40pt"/>
    </style:style>
    <style:style style:name="T16" style:family="text">
      <style:text-properties fo:font-size="40pt" style:text-underline-style="none" fo:font-weight="normal" style:font-size-asian="40pt" style:font-weight-asian="normal" style:font-size-complex="4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View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a xlink:href="#Text Menu - Phone">Text..</text:a></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3"><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3"><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7"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4.633cm" svg:height="13.083cm" svg:x="2.369cm" svg:y="25.906cm">
          <text:p text:style-name="P6"><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4"/></text:p>
          <text:p text:style-name="P6"><text:span text:style-name="T4">Fusce ultricies orci velit, a feugiat nisi ornare ut. Sed lobortis, lacus in auctor sodales, . </text:span></text:p>
          <draw:enhanced-geometry svg:viewBox="0 0 21600 21600" draw:type="rectangle" draw:enhanced-path="M 0 0 L 21600 0 21600 21600 0 21600 0 0 Z N"/>
        </draw:custom-shape>
      </draw:page>
      <draw:page draw:name="New Project: Step 1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a xlink:href="#Text Menu - Phone">Text..</text:a></text:span></text:p>
          </draw:text-box>
        </draw:frame>
        <draw:custom-shape draw:style-name="gr5" draw:text-style-name="P3" draw:layer="layout" svg:width="27.067cm" svg:height="37.973cm" svg:x="1cm" svg:y="7.874cm">
          <text:p/>
          <draw:enhanced-geometry svg:viewBox="0 0 21600 21600" draw:type="rectangle" draw:enhanced-path="M 0 0 L 21600 0 21600 21600 0 21600 0 0 Z N"/>
        </draw:custom-shape>
        <draw:frame draw:style-name="gr12" draw:text-style-name="P9" draw:layer="layout" svg:width="20.193cm" svg:height="7.195cm" svg:x="1.778cm" svg:y="9.271cm">
          <draw:text-box>
            <text:p text:style-name="P6"><text:span text:style-name="T5">Project Name*:</text:span></text:p>
          </draw:text-box>
        </draw:frame>
        <draw:custom-shape draw:style-name="gr13" draw:text-style-name="P10" draw:layer="layout" svg:width="25.019cm" svg:height="3.937cm" svg:x="2.159cm" svg:y="11.557cm">
          <text:p text:style-name="P6"><text:span text:style-name="T6">My Project|</text:span></text:p>
          <draw:enhanced-geometry svg:viewBox="0 0 21600 21600" draw:type="rectangle" draw:enhanced-path="M 0 0 L 21600 0 21600 21600 0 21600 0 0 Z N"/>
        </draw:custom-shape>
        <draw:custom-shape draw:style-name="gr8" draw:text-style-name="P11" draw:layer="layout" svg:width="8.255cm" svg:height="3.175cm" svg:x="2.159cm" svg:y="42.164cm">
          <text:p text:style-name="P3"><text:span text:style-name="T6"><text:a xlink:href="#Main View - Phone">Cancel</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8.255cm" svg:height="3.175cm" svg:x="19.304cm" svg:y="42.037cm">
          <text:p text:style-name="P3"><text:span text:style-name="T6"><text:a xlink:href="#New Project: Step 2 - Phone">Continue</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New Project: Step 2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a xlink:href="#Text Menu - Phone">Text..</text:a></text:span></text:p>
          </draw:text-box>
        </draw:frame>
        <draw:custom-shape draw:style-name="gr5" draw:text-style-name="P3" draw:layer="layout" svg:width="27.067cm" svg:height="37.973cm" svg:x="1cm" svg:y="7.874cm">
          <text:p/>
          <draw:enhanced-geometry svg:viewBox="0 0 21600 21600" draw:type="rectangle" draw:enhanced-path="M 0 0 L 21600 0 21600 21600 0 21600 0 0 Z N"/>
        </draw:custom-shape>
        <draw:custom-shape draw:style-name="gr8" draw:text-style-name="P11" draw:layer="layout" svg:width="8.255cm" svg:height="3.175cm" svg:x="2.159cm" svg:y="42.164cm">
          <text:p text:style-name="P3"><text:span text:style-name="T6"><text:a xlink:href="#New Project: Step 1 - Phone">Previous</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8.255cm" svg:height="3.175cm" svg:x="19.304cm" svg:y="42.037cm">
          <text:p text:style-name="P3"><text:span text:style-name="T6"><text:a xlink:href="#New Project: Step 3 - Phone">Continue</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2" draw:layer="layout" svg:width="11.684cm" svg:height="1.826cm" svg:x="1.651cm" svg:y="8.89cm">
          <draw:text-box>
            <text:p text:style-name="P6"><text:span text:style-name="T2">Scans:</text:span></text:p>
          </draw:text-box>
        </draw:frame>
        <draw:custom-shape draw:style-name="gr5" draw:text-style-name="P11" draw:layer="layout" svg:width="26.035cm" svg:height="25.654cm" svg:x="1.651cm" svg:y="15.494cm">
          <text:p/>
          <draw:enhanced-geometry svg:viewBox="0 0 21600 21600" draw:type="rectangle" draw:enhanced-path="M 0 0 L 21600 0 21600 21600 0 21600 0 0 Z N"/>
        </draw:custom-shape>
        <draw:custom-shape draw:style-name="gr5" draw:text-style-name="P11" draw:layer="layout" svg:width="1.116cm" svg:height="25.654cm" svg:x="26.57cm" svg:y="15.494cm">
          <text:p/>
          <draw:enhanced-geometry svg:viewBox="0 0 21600 21600" draw:type="rectangle" draw:enhanced-path="M 0 0 L 21600 0 21600 21600 0 21600 0 0 Z N"/>
        </draw:custom-shape>
        <draw:custom-shape draw:style-name="gr15" draw:text-style-name="P11" draw:layer="layout" svg:width="0.744cm" svg:height="17.376cm" svg:x="26.756cm" svg:y="17.15cm">
          <text:p/>
          <draw:enhanced-geometry svg:viewBox="0 0 21600 21600" draw:type="rectangle" draw:enhanced-path="M 0 0 L 21600 0 21600 21600 0 21600 0 0 Z N"/>
        </draw:custom-shape>
        <draw:frame draw:style-name="gr16" draw:text-style-name="P13" draw:layer="layout" svg:width="20.085cm" svg:height="7.449cm" svg:x="2.208cm" svg:y="17.15cm">
          <draw:text-box>
            <text:p><text:span text:style-name="T7">/mnt/user/Documents/scan01.pdf</text:span></text:p>
          </draw:text-box>
        </draw:frame>
        <draw:frame draw:style-name="gr16" draw:text-style-name="P14" draw:layer="layout" svg:width="20.085cm" svg:height="7.449cm" svg:x="2.14cm" svg:y="20.872cm">
          <draw:text-box>
            <text:p><text:span text:style-name="T8">/mnt/user/Documents/scan02.pdf</text:span></text:p>
          </draw:text-box>
        </draw:frame>
        <draw:custom-shape draw:style-name="gr17" draw:text-style-name="P15" draw:layer="layout" svg:width="20.066cm" svg:height="3.048cm" svg:x="1.651cm" svg:y="11.684cm">
          <text:p text:style-name="P6"><text:span text:style-name="T9">/mnt/user/Documents/scan03.pdf</text:span></text:p>
          <draw:enhanced-geometry svg:viewBox="0 0 21600 21600" draw:type="rectangle" draw:enhanced-path="M 0 0 L 21600 0 21600 21600 0 21600 0 0 Z N"/>
        </draw:custom-shape>
        <draw:custom-shape draw:style-name="gr8" draw:text-style-name="P11" draw:layer="layout" svg:width="4.697cm" svg:height="2.54cm" svg:x="16.764cm" svg:y="11.938cm">
          <text:p text:style-name="P3"><text:span text:style-name="T6">Cho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5.207cm" svg:height="3.147cm" svg:x="22.098cm" svg:y="11.585cm">
          <text:p text:style-name="P3"><text:span text:style-name="T6">A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16" draw:layer="layout" svg:width="4.98cm" svg:height="7.449cm" svg:x="21.59cm" svg:y="16.32cm">
          <draw:text-box>
            <text:p><text:span text:style-name="T10">Remove</text:span></text:p>
          </draw:text-box>
        </draw:frame>
        <draw:frame draw:style-name="gr18" draw:text-style-name="P17" draw:layer="layout" svg:width="5.107cm" svg:height="7.444cm" svg:x="21.463cm" svg:y="20.955cm">
          <draw:text-box>
            <text:p><text:span text:style-name="T10">Remove</text:span></text:p>
          </draw:text-box>
        </draw:frame>
      </draw:page>
      <draw:page draw:name="New Project: Step 3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a xlink:href="#Text Menu - Phone">Text..</text:a></text:span></text:p>
          </draw:text-box>
        </draw:frame>
        <draw:custom-shape draw:style-name="gr5" draw:text-style-name="P3" draw:layer="layout" svg:width="27.067cm" svg:height="37.973cm" svg:x="1cm" svg:y="7.874cm">
          <text:p/>
          <draw:enhanced-geometry svg:viewBox="0 0 21600 21600" draw:type="rectangle" draw:enhanced-path="M 0 0 L 21600 0 21600 21600 0 21600 0 0 Z N"/>
        </draw:custom-shape>
        <draw:custom-shape draw:style-name="gr8" draw:text-style-name="P11" draw:layer="layout" svg:width="8.255cm" svg:height="3.175cm" svg:x="2.159cm" svg:y="42.164cm">
          <text:p text:style-name="P3"><text:span text:style-name="T6"><text:a xlink:href="#New Project: Step 2 - Phone">Previous</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8.255cm" svg:height="3.175cm" svg:x="19.304cm" svg:y="42.037cm">
          <text:p text:style-name="P3"><text:span text:style-name="T6"><text:a xlink:href="#Main View - Phone">Finish</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2" draw:layer="layout" svg:width="11.684cm" svg:height="1.826cm" svg:x="1.651cm" svg:y="8.89cm">
          <draw:text-box>
            <text:p text:style-name="P6"><text:span text:style-name="T2">Initial Text:</text:span></text:p>
          </draw:text-box>
        </draw:frame>
        <draw:custom-shape draw:style-name="gr17" draw:text-style-name="P15" draw:layer="layout" svg:width="25.527cm" svg:height="3.048cm" svg:x="1.651cm" svg:y="11.684cm">
          <text:p text:style-name="P6"><text:span text:style-name="T9">/mnt/user/Documents/scan03.pdf</text:span></text:p>
          <draw:enhanced-geometry svg:viewBox="0 0 21600 21600" draw:type="rectangle" draw:enhanced-path="M 0 0 L 21600 0 21600 21600 0 21600 0 0 Z N"/>
        </draw:custom-shape>
        <draw:custom-shape draw:style-name="gr8" draw:text-style-name="P11" draw:layer="layout" svg:width="5.975cm" svg:height="2.54cm" svg:x="20.877cm" svg:y="11.938cm">
          <text:p text:style-name="P3"><text:span text:style-name="T6">Cho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roject Menu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9" draw:text-style-name="P4" draw:layer="layout" svg:width="9.017cm" svg:height="2.921cm" svg:x="5.334cm" svg:y="4.699cm">
          <draw:text-box>
            <text:p><text:span text:style-name="T2"><text:a xlink:href="#Main View - Phone">Project..</text:a></text:span></text:p>
          </draw:text-box>
        </draw:frame>
        <draw:frame draw:style-name="gr7" draw:text-style-name="P4" draw:layer="layout" svg:width="9.017cm" svg:height="2.921cm" svg:x="19.939cm" svg:y="4.572cm">
          <draw:text-box>
            <text:p><text:span text:style-name="T2"><text:a xlink:href="#Text Menu - Phone">Text..</text:a></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3"><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3"><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7"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4.633cm" svg:height="13.083cm" svg:x="2.369cm" svg:y="25.906cm">
          <text:p text:style-name="P6"><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4"/></text:p>
          <text:p text:style-name="P6"><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20.166cm" svg:height="22.606cm" svg:x="1.127cm" svg:y="8.001cm">
          <text:p/>
          <draw:enhanced-geometry svg:viewBox="0 0 21600 21600" draw:type="rectangle" draw:enhanced-path="M 0 0 L 21600 0 21600 21600 0 21600 0 0 Z N"/>
        </draw:custom-shape>
        <draw:g>
          <draw:custom-shape draw:style-name="gr20" draw:text-style-name="P3" draw:layer="layout" svg:width="3.418cm" svg:height="2.865cm" svg:x="2.836cm" svg:y="8.6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18" draw:layer="layout" svg:width="12.646cm" svg:height="3.502cm" svg:x="7.963cm" svg:y="8.36cm">
            <draw:text-box>
              <text:p><text:span text:style-name="T6"><text:a xlink:href="#Save Confirmation - Phone">Save</text:a></text:span></text:p>
            </draw:text-box>
          </draw:frame>
        </draw:g>
        <draw:g>
          <draw:custom-shape draw:style-name="gr20" draw:text-style-name="P3" draw:layer="layout" svg:width="3.418cm" svg:height="2.866cm" svg:x="2.537cm" svg:y="12.81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18" draw:layer="layout" svg:width="12.647cm" svg:height="3.502cm" svg:x="7.664cm" svg:y="12.499cm">
            <draw:text-box>
              <text:p><text:span text:style-name="T6"><text:a xlink:href="#New Project Step 1 - Tablet View">New...</text:a></text:span></text:p>
            </draw:text-box>
          </draw:frame>
        </draw:g>
        <draw:g>
          <draw:custom-shape draw:style-name="gr20" draw:text-style-name="P3" draw:layer="layout" svg:width="3.615cm" svg:height="2.865cm" svg:x="2.537cm" svg:y="16.63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2" draw:text-style-name="P4" draw:layer="layout" svg:width="13.376cm" svg:height="5.985cm" svg:x="7.96cm" svg:y="16.319cm">
            <draw:text-box>
              <text:p><text:span text:style-name="T2">Share Completed Text</text:span></text:p>
            </draw:text-box>
          </draw:frame>
        </draw:g>
        <draw:g>
          <draw:custom-shape draw:style-name="gr20" draw:text-style-name="P3" draw:layer="layout" svg:width="3.418cm" svg:height="2.866cm" svg:x="2.195cm" svg:y="26.5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1" draw:text-style-name="P4" draw:layer="layout" svg:width="12.647cm" svg:height="3.502cm" svg:x="7.322cm" svg:y="26.19cm">
            <draw:text-box>
              <text:p><text:span text:style-name="T2">Quit</text:span></text:p>
            </draw:text-box>
          </draw:frame>
        </draw:g>
        <draw:g>
          <draw:custom-shape draw:style-name="gr20" draw:text-style-name="P3" draw:layer="layout" svg:width="3.615cm" svg:height="1.981cm" svg:x="2.195cm" svg:y="21.63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3" draw:text-style-name="P4" draw:layer="layout" svg:width="13.376cm" svg:height="4.139cm" svg:x="7.618cm" svg:y="21.414cm">
            <draw:text-box>
              <text:p><text:span text:style-name="T2">Sofer Options</text:span></text:p>
            </draw:text-box>
          </draw:frame>
        </draw:g>
      </draw:page>
      <draw:page draw:name="Save Confirmation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3"><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3"><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7"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4.633cm" svg:height="13.083cm" svg:x="2.369cm" svg:y="25.906cm">
          <text:p text:style-name="P6"><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4"/></text:p>
          <text:p text:style-name="P6"><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24" draw:text-style-name="P3" draw:layer="layout" svg:width="26.813cm" svg:height="42.799cm" svg:x="1cm" svg:y="3.175cm">
          <text:p/>
          <draw:enhanced-geometry svg:viewBox="0 0 21600 21600" draw:type="rectangle" draw:enhanced-path="M 0 0 L 21600 0 21600 21600 0 21600 0 0 Z N"/>
        </draw:custom-shape>
        <draw:custom-shape draw:style-name="gr13" draw:text-style-name="P5" draw:layer="layout" svg:width="22.352cm" svg:height="14.859cm" svg:x="2.54cm" svg:y="14.986cm">
          <text:p text:style-name="P3"><text:span text:style-name="T2">Project Saved Successfully.</text:span></text:p>
          <draw:enhanced-geometry svg:viewBox="0 0 21600 21600" draw:type="rectangle" draw:enhanced-path="M 0 0 L 21600 0 21600 21600 0 21600 0 0 Z N"/>
        </draw:custom-shape>
        <draw:custom-shape draw:style-name="gr8" draw:text-style-name="P3" draw:layer="layout" svg:width="5.243cm" svg:height="2.702cm" svg:x="19.097cm" svg:y="26.468cm">
          <text:p text:style-name="P3"><text:span text:style-name="T2"><text:a xlink:href="#Main View - Phone">Close</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Text Menu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19" draw:text-style-name="P4" draw:layer="layout" svg:width="7.62cm" svg:height="2.921cm" svg:x="19.939cm" svg:y="4.572cm">
          <draw:text-box>
            <text:p><text:span text:style-name="T2">Text..</text:span></text:p>
          </draw:text-box>
        </draw:frame>
        <draw:custom-shape draw:style-name="gr8"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3"><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4cm" svg:y="38.735cm">
          <text:p text:style-name="P3"><text:span text:style-name="T2">Text</text:span></text:p>
          <draw:enhanced-geometry svg:viewBox="0 0 21600 21600" draw:glue-points="10800 0 0 10800 10800 21600 21600 10800" draw:type="flowchart-process" draw:enhanced-path="M 0 0 L 21600 0 21600 21600 0 21600 0 0 Z N"/>
        </draw:custom-shape>
        <draw:rect draw:style-name="gr10" draw:text-style-name="P3" draw:layer="layout" svg:width="26.813cm" svg:height="27.559cm" svg:x="1cm" svg:y="11.43cm">
          <text:p/>
        </draw:rect>
        <draw:custom-shape draw:style-name="gr11" draw:text-style-name="P7" draw:layer="layout" svg:width="24.631cm" svg:height="12.845cm" svg:x="2.099cm" svg:y="11.684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4.633cm" svg:height="13.083cm" svg:x="2.369cm" svg:y="25.906cm">
          <text:p text:style-name="P6"><text:span text:style-name="T4"><text:s/></text:span><text:span text:style-name="T4">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4"/></text:p>
          <text:p text:style-name="P6"><text:span text:style-name="T4">Fusce ultricies orci velit, a feugiat nisi ornare ut. Sed lobortis, lacus in auctor sodales, . </text:span></text:p>
          <draw:enhanced-geometry svg:viewBox="0 0 21600 21600" draw:type="rectangle" draw:enhanced-path="M 0 0 L 21600 0 21600 21600 0 21600 0 0 Z N"/>
        </draw:custom-shape>
        <draw:custom-shape draw:style-name="gr5" draw:text-style-name="P3" draw:layer="layout" svg:width="18.288cm" svg:height="21.336cm" svg:x="9.398cm" svg:y="7.493cm">
          <text:p/>
          <draw:enhanced-geometry svg:viewBox="0 0 21600 21600" draw:type="rectangle" draw:enhanced-path="M 0 0 L 21600 0 21600 21600 0 21600 0 0 Z N"/>
        </draw:custom-shape>
        <draw:g>
          <draw:custom-shape draw:style-name="gr20" draw:text-style-name="P3" draw:layer="layout" svg:width="3.1cm" svg:height="2.705cm" svg:x="10.638cm" svg:y="8.09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layer="layout" svg:width="11.469cm" svg:height="3.305cm" svg:x="15.287cm" svg:y="7.794cm">
            <draw:text-box>
              <text:p><text:span text:style-name="T2">Spell Check</text:span></text:p>
            </draw:text-box>
          </draw:frame>
        </draw:g>
        <draw:g>
          <draw:custom-shape draw:style-name="gr20" draw:text-style-name="P3" draw:layer="layout" svg:width="3.1cm" svg:height="2.704cm" svg:x="10.306cm" svg:y="12.07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4" draw:layer="layout" svg:width="11.469cm" svg:height="3.963cm" svg:x="14.955cm" svg:y="11.771cm">
            <draw:text-box>
              <text:p><text:span text:style-name="T2">Insert Image from Scan</text:span></text:p>
            </draw:text-box>
          </draw:frame>
        </draw:g>
        <draw:g>
          <draw:custom-shape draw:style-name="gr20" draw:text-style-name="P3" draw:layer="layout" svg:width="3.1cm" svg:height="2.704cm" svg:x="10.018cm" svg:y="24.26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6" draw:text-style-name="P4" draw:layer="layout" svg:width="11.469cm" svg:height="3.963cm" svg:x="14.667cm" svg:y="23.964cm">
            <draw:text-box>
              <text:p><text:span text:style-name="T2"><text:a xlink:href="#Syntax Overview - Phone">Syntax Overview</text:a></text:span></text:p>
            </draw:text-box>
          </draw:frame>
        </draw:g>
        <draw:g>
          <draw:custom-shape draw:style-name="gr20" draw:text-style-name="P3" draw:layer="layout" svg:width="3.1cm" svg:height="2.705cm" svg:x="10.328cm" svg:y="17.05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7" draw:text-style-name="P4" draw:layer="layout" svg:width="11.469cm" svg:height="3.306cm" svg:x="14.977cm" svg:y="16.752cm">
            <draw:text-box>
              <text:p><text:span text:style-name="T2">Images</text:span></text:p>
            </draw:text-box>
          </draw:frame>
        </draw:g>
        <draw:g>
          <draw:custom-shape draw:style-name="gr20" draw:text-style-name="P3" draw:layer="layout" svg:width="3.1cm" svg:height="2.705cm" svg:x="10.018cm" svg:y="20.71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5" draw:text-style-name="P4" draw:layer="layout" svg:width="11.469cm" svg:height="3.305cm" svg:x="14.667cm" svg:y="20.415cm">
            <draw:text-box>
              <text:p><text:span text:style-name="T2">Scans</text:span></text:p>
            </draw:text-box>
          </draw:frame>
        </draw:g>
      </draw:page>
      <draw:page draw:name="Main View: Text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text:span></text:p>
          </draw:text-box>
        </draw:frame>
        <draw:custom-shape draw:style-name="gr9"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94cm" svg:height="3.556cm" svg:x="0.873cm" svg:y="42.418cm">
          <text:p text:style-name="P3"><text:span text:style-name="T2">About</text:span></text:p>
          <draw:enhanced-geometry svg:viewBox="0 0 21600 21600" draw:glue-points="10800 0 0 10800 10800 21600 21600 10800" draw:type="flowchart-process" draw:enhanced-path="M 0 0 L 21600 0 21600 21600 0 21600 0 0 Z N"/>
        </draw:custom-shape>
        <draw:custom-shape draw:style-name="gr28" draw:text-style-name="P5" draw:layer="layout" svg:width="26.813cm" svg:height="3.556cm" svg:x="1.127cm" svg:y="11.557cm">
          <text:p text:style-name="P3"><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7" draw:layer="layout" svg:width="26.813cm" svg:height="27.196cm" svg:x="1.127cm" svg:y="15.222cm">
          <text:p text:style-name="P6"><text:span text:style-name="T3"><text:s/></text:span><text:span text:style-name="T3">Lorem ipsum dolor sit amet, consectetur adipiscing elit. Nullam id nisi nec arcu accumsan rhoncus. Morbi et enim at neque facilisis aliquet. Nam luctus laoreet nisi eget dignissim. Quisque egestas maximus sapien, id placerat augue lobortis in. Nullam commodo auctor auctor. Mauris ac risus sapien. Nam id efficitur mauris. Pellentesque odio urna, pulvinar vel lorem vitae, luctus molestie enim. Pellentesque euismod, ex sit amet finibus blandit, nunc lacus sollicitudin leo, et commodo lectus libero in nisl. Ut eleifend lacinia erat ornare condimentum.</text:span></text:p>
          <text:p text:style-name="P6"><text:span text:style-name="T3"/></text:p>
          <text:p text:style-name="P6"><text:span text:style-name="T3">tiam vitae felis a elit semper mollis. Duis aliquet quam id felis consequat, nec ultricies lacus varius. Donec eu risus ut quam laoreet pellentesque. Morbi fringilla odio magna, sit amet suscipit elit facilisis in. Phasellus convallis porta elit eget ullamcorper. Aenean urna libero, accumsan et maximus vel, malesuada sed lectus. Phasellus orci velit, venenatis ac malesuada a, condimentum non libero. Aliquam scelerisque massa elit, mollis sodales elit dignissim eu. </text:span></text:p>
          <draw:enhanced-geometry svg:viewBox="0 0 21600 21600" draw:mirror-horizontal="false" draw:mirror-vertical="false" draw:type="rectangle" draw:enhanced-path="M 0 0 L 21600 0 21600 21600 0 21600 0 0 Z N"/>
        </draw:custom-shape>
      </draw:page>
      <draw:page draw:name="Syntax Overview - Phone" draw:style-name="dp1" draw:master-page-name="Default">
        <draw:custom-shape draw:style-name="gr1" draw:text-style-name="P2" draw:layer="layout" svg:width="26.94cm" svg:height="2.175cm" svg:x="1cm" svg:y="1cm">
          <text:p text:style-name="P1"><text:span text:style-name="T1">10:03 AM</text:span></text:p>
          <draw:enhanced-geometry svg:viewBox="0 0 21600 21600" draw:type="rectangle" draw:enhanced-path="M 0 0 L 21600 0 21600 21600 0 21600 0 0 Z N"/>
        </draw:custom-shape>
        <draw:custom-shape draw:style-name="gr2" draw:text-style-name="P3" draw:layer="layout" svg:width="26.67cm" svg:height="3.207cm" svg:x="1.016cm" svg:y="46.228cm">
          <text:p/>
          <draw:enhanced-geometry svg:viewBox="0 0 21600 21600" draw:type="rectangle" draw:enhanced-path="M 0 0 L 21600 0 21600 21600 0 21600 0 0 Z N"/>
        </draw:custom-shape>
        <draw:g>
          <draw:custom-shape draw:style-name="gr3" draw:text-style-name="P3" draw:layer="layout" svg:width="1.217cm" svg:height="0.693cm" svg:x="13.108cm" svg:y="47.961cm">
            <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2.032cm" svg:height="1.212cm" svg:x="12.7cm" svg:y="46.9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3" draw:layer="layout" svg:width="1.805cm" svg:height="1.733cm" svg:x="9.117cm" svg:y="46.9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4" draw:text-style-name="P3" draw:layer="layout" svg:width="1.997cm" svg:height="1.535cm" svg:x="15.875cm" svg:y="46.723cm">
            <text:p/>
            <draw:enhanced-geometry svg:viewBox="0 0 21600 21600" draw:type="rectangle" draw:enhanced-path="M 0 0 L 21600 0 21600 21600 0 21600 0 0 Z N"/>
          </draw:custom-shape>
          <draw:custom-shape draw:style-name="gr4" draw:text-style-name="P3" draw:layer="layout" svg:width="1.997cm" svg:height="1.534cm" svg:x="16.731cm" svg:y="47.107cm">
            <text:p/>
            <draw:enhanced-geometry svg:viewBox="0 0 21600 21600" draw:type="rectangle" draw:enhanced-path="M 0 0 L 21600 0 21600 21600 0 21600 0 0 Z N"/>
          </draw:custom-shape>
        </draw:g>
        <draw:custom-shape draw:style-name="gr5" draw:text-style-name="P3" draw:layer="layout" svg:width="26.94cm" svg:height="4.699cm" svg:x="1cm" svg:y="3.175cm">
          <text:p/>
          <draw:enhanced-geometry svg:viewBox="0 0 21600 21600" draw:type="rectangle" draw:enhanced-path="M 0 0 L 21600 0 21600 21600 0 21600 0 0 Z N"/>
        </draw:custom-shape>
        <draw:custom-shape draw:style-name="gr6" draw:text-style-name="P3" draw:layer="layout" svg:width="3.302cm" svg:height="2.921cm" svg:x="1.397cm" svg:y="4.0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6" draw:text-style-name="P3" draw:layer="layout" svg:width="3.302cm" svg:height="2.921cm" svg:x="16.256cm" svg:y="3.93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7" draw:text-style-name="P4" draw:layer="layout" svg:width="9.017cm" svg:height="2.921cm" svg:x="5.334cm" svg:y="4.699cm">
          <draw:text-box>
            <text:p><text:span text:style-name="T2">Project..</text:span></text:p>
          </draw:text-box>
        </draw:frame>
        <draw:frame draw:style-name="gr7" draw:text-style-name="P4" draw:layer="layout" svg:width="9.017cm" svg:height="2.921cm" svg:x="19.939cm" svg:y="4.572cm">
          <draw:text-box>
            <text:p><text:span text:style-name="T2">Text..</text:span></text:p>
          </draw:text-box>
        </draw:frame>
        <draw:custom-shape draw:style-name="gr9" draw:text-style-name="P5" draw:layer="layout" svg:width="26.94cm" svg:height="3.556cm" svg:x="1cm" svg:y="7.874cm">
          <text:p text:style-name="P3"><text:span text:style-name="T2">Source</text:span></text:p>
          <draw:enhanced-geometry svg:viewBox="0 0 21600 21600" draw:glue-points="10800 0 0 10800 10800 21600 21600 10800" draw:type="flowchart-process" draw:enhanced-path="M 0 0 L 21600 0 21600 21600 0 21600 0 0 Z N"/>
        </draw:custom-shape>
        <draw:custom-shape draw:style-name="gr28" draw:text-style-name="P5" draw:layer="layout" svg:width="26.94cm" svg:height="3.556cm" svg:x="1.016cm" svg:y="15.367cm">
          <text:p text:style-name="P3"><text:span text:style-name="T2">About</text:span></text:p>
          <draw:enhanced-geometry svg:viewBox="0 0 21600 21600" draw:glue-points="10800 0 0 10800 10800 21600 21600 10800" draw:type="flowchart-process" draw:enhanced-path="M 0 0 L 21600 0 21600 21600 0 21600 0 0 Z N"/>
        </draw:custom-shape>
        <draw:custom-shape draw:style-name="gr9" draw:text-style-name="P5" draw:layer="layout" svg:width="26.813cm" svg:height="3.556cm" svg:x="1.127cm" svg:y="11.557cm">
          <text:p text:style-name="P3"><text:span text:style-name="T2">Text</text:span></text:p>
          <draw:enhanced-geometry svg:viewBox="0 0 21600 21600" draw:glue-points="10800 0 0 10800 10800 21600 21600 10800" draw:type="flowchart-process" draw:enhanced-path="M 0 0 L 21600 0 21600 21600 0 21600 0 0 Z N"/>
        </draw:custom-shape>
        <draw:custom-shape draw:style-name="gr11" draw:text-style-name="P7" draw:layer="layout" svg:width="26.813cm" svg:height="27.196cm" svg:x="1.016cm" svg:y="18.923cm">
          <text:p text:style-name="P1"><text:span text:style-name="T11"><text:s text:c="2"/></text:span><text:span text:style-name="T12">Sopher <text:s text:c="10"/></text:span></text:p>
          <text:p text:style-name="P1"><text:span text:style-name="T12"/></text:p>
          <text:p text:style-name="P1"><text:span text:style-name="T12">Version 0.1.0 build 178</text:span></text:p>
          <text:p text:style-name="P3"><text:span text:style-name="T12"/></text:p>
          <text:p text:style-name="P3"><text:span text:style-name="T12">Copyright Michael McDermott, 2015</text:span></text:p>
          <text:p text:style-name="P1"><text:span text:style-name="T12"/></text:p>
          <text:p text:style-name="P6"><text:span text:style-name="T12">This software is released according to the terms outlined in the </text:span><text:span text:style-name="T13">MIT License.</text:span></text:p>
          <text:p text:style-name="P6"><text:span text:style-name="T12"><text:line-break/></text:span><text:span text:style-name="T12">Please send all bug reports, comments and suggestions to https://github.com/michaeljmcd/sofer/issues</text:span></text:p>
          <draw:enhanced-geometry svg:viewBox="0 0 21600 21600" draw:mirror-horizontal="false" draw:mirror-vertical="false" draw:type="rectangle" draw:enhanced-path="M 0 0 L 21600 0 21600 21600 0 21600 0 0 Z N"/>
        </draw:custom-shape>
        <draw:custom-shape draw:style-name="gr6" draw:text-style-name="P3" draw:layer="layout" svg:width="7.366cm" svg:height="6.858cm" svg:x="3.81cm" svg:y="20.57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4" draw:text-style-name="P3" draw:layer="layout" svg:width="26.686cm" svg:height="48.435cm" svg:x="1cm" svg:y="1cm">
          <text:p/>
          <draw:enhanced-geometry svg:viewBox="0 0 21600 21600" draw:type="rectangle" draw:enhanced-path="M 0 0 L 21600 0 21600 21600 0 21600 0 0 Z N"/>
        </draw:custom-shape>
        <draw:custom-shape draw:style-name="gr5" draw:text-style-name="P3" draw:layer="layout" svg:width="23.114cm" svg:height="31.75cm" svg:x="2.921cm" svg:y="7.747cm">
          <text:p/>
          <draw:enhanced-geometry svg:viewBox="0 0 21600 21600" draw:type="rectangle" draw:enhanced-path="M 0 0 L 21600 0 21600 21600 0 21600 0 0 Z N"/>
        </draw:custom-shape>
        <draw:custom-shape draw:style-name="gr8" draw:text-style-name="P5" draw:layer="layout" svg:width="7.366cm" svg:height="2.921cm" svg:x="17.78cm" svg:y="35.687cm">
          <text:p text:style-name="P3"><text:span text:style-name="T2">Dismi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19" draw:layer="layout" svg:width="18.669cm" svg:height="24.13cm" svg:x="5.207cm" svg:y="9.144cm">
          <draw:text-box>
            <text:p text:style-name="P19"><text:span text:style-name="T14">Markdown Syntax Overview</text:span></text:p>
            <text:p text:style-name="P19"><text:span text:style-name="T14"/></text:p>
            <text:p text:style-name="P20"><text:span text:style-name="T15">Text – empasize text</text:span></text:p>
            <text:p text:style-name="P20"><text:span text:style-name="T15"/></text:p>
            <text:p text:style-name="P20"><text:span text:style-name="T16">Rest of description and reference material.</text:span></text:p>
            <text:p text:style-name="P20"><text:span text:style-name="T16"/></text:p>
            <text:p text:style-name="P20"><text:span text:style-name="T16">May use a scrollbar, if necessar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8.575cm" fo:page-height="50.8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ichael...........................................................................................................................................................................................................................................................................................................................................................................................................................................................................................................................................................................................................................................................................................................................................................................................................................................................................................................................................................................................................................................................................................................................................................................................................................................................................................................................................................................0 McDermott</meta:initial-creator>
    <meta:creation-date>2015-01-31T18:37:09.27</meta:creation-date>
    <dc:date>2015-02-07T20:55:29.74</dc:date>
    <dc:creator>Michael...........................................................................................................................................................................................................................................................................................................................................................................................................................................................................................................................................................................................................................................................................................................................................................................................................................................................................................................................................................................................................................................................................................................................................................................................................................................................................................................................................................................0 McDermott</dc:creator>
    <meta:editing-duration>P1DT46M</meta:editing-duration>
    <meta:editing-cycles>33</meta:editing-cycles>
    <meta:generator>OpenOffice/4.1.1$Win32 OpenOffice.org_project/411m6$Build-9775</meta:generator>
    <meta:document-statistic meta:object-count="223"/>
  </office:meta>
</office:document-meta>
</file>